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News Gothic MT" svg:font-family="'News Gothic M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44cm" draw:marker-end-width="0.344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9pt"/>
    </style:style>
    <style:style style:name="P3" style:family="paragraph">
      <style:paragraph-properties fo:text-align="center"/>
      <style:text-properties style:font-name="News Gothic MT" fo:font-size="19pt" style:font-size-asian="19pt" style:font-size-complex="19pt"/>
    </style:style>
    <style:style style:name="P4" style:family="paragraph">
      <style:paragraph-properties fo:text-align="center"/>
      <style:text-properties style:font-name="Times New Roman" fo:font-size="19pt"/>
    </style:style>
    <style:style style:name="P5" style:family="paragraph">
      <style:paragraph-properties fo:text-align="center"/>
      <style:text-properties style:font-name="Times New Roman" fo:font-size="19pt" style:font-size-asian="19pt" style:font-size-complex="19pt"/>
    </style:style>
    <style:style style:name="T1" style:family="text">
      <style:text-properties style:font-name="Times New Roman" fo:font-size="19pt" style:font-size-asian="19pt" style:font-size-complex="19pt"/>
    </style:style>
    <style:style style:name="T2" style:family="text">
      <style:text-properties style:font-name="Symbol" fo:font-size="19pt" style:font-size-asian="19pt" style:font-size-complex="19pt"/>
    </style:style>
    <style:style style:name="T3" style:family="text">
      <style:text-properties style:font-name="News Gothic MT" fo:font-size="19pt" style:font-size-asian="19pt" style:font-size-complex="19pt"/>
    </style:style>
    <style:style style:name="T4" style:family="text">
      <style:text-properties style:font-name="Symbol" fo:font-size="16pt" style:font-size-asian="16pt" style:font-size-complex="16pt"/>
    </style:style>
    <style:style style:name="T5" style:family="text">
      <style:text-properties style:text-position="-15% 66%" style:font-name="News Gothic MT" fo:font-size="16pt" style:font-size-asian="16pt" style:font-size-complex="16pt" style:text-scale="100%"/>
    </style:style>
    <style:style style:name="T6" style:family="text">
      <style:text-properties style:font-name="News Gothic MT" fo:font-size="16pt" style:font-size-asian="16pt" style:font-size-complex="16pt"/>
    </style:style>
    <style:style style:name="T7" style:family="text">
      <style:text-properties style:text-position="-15% 66%" style:font-name="Symbol" fo:font-size="16pt" style:font-size-asian="16pt" style:font-size-complex="16pt" style:text-scale="100%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onnector draw:style-name="gr1" draw:text-style-name="P1" draw:layer="layout" draw:line-skew="-1.281cm" svg:x1="3.609cm" svg:y1="6.887cm" svg:x2="6.732cm" svg:y2="9.864cm" draw:start-shape="id1" draw:start-glue-point="6" svg:d="M3609 6887v471h3123v2506" svg:viewBox="0 0 3124 2978">
          <text:p/>
        </draw:connector>
        <draw:custom-shape draw:style-name="gr2" draw:text-style-name="P3" xml:id="id1" draw:id="id1" draw:layer="layout" svg:width="5.293cm" svg:height="2.094cm" svg:x="0.962cm" svg:y="4.793cm">
          <text:p text:style-name="P2"><text:span text:style-name="T1">Atmospheric</text:span></text:p>
          <text:p text:style-name="P2"><text:span text:style-name="T2">n</text:span><text:span text:style-name="T3"> </text:span><text:span text:style-name="T1">Flux Table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xml:id="id2" draw:id="id2" draw:layer="layout" svg:width="5.293cm" svg:height="3.948cm" svg:x="0.962cm" svg:y="7.959cm">
          <text:p text:style-name="P4"><text:span text:style-name="T1">Oscillation </text:span></text:p>
          <text:p text:style-name="P4"><text:span text:style-name="T1">Probabilitie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xml:id="id4" draw:id="id4" draw:layer="layout" svg:width="6.128cm" svg:height="2.089cm" svg:x="8.083cm" svg:y="4.795cm">
          <text:p text:style-name="P4"><text:span text:style-name="T1">Effective Area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xml:id="id5" draw:id="id5" draw:layer="layout" svg:width="6.128cm" svg:height="2.087cm" svg:x="15.862cm" svg:y="4.793cm">
          <text:p text:style-name="P4"><text:span text:style-name="T1">Reconstruction</text:span></text:p>
          <text:p text:style-name="P4"><text:span text:style-name="T1">Resolutions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5" xml:id="id7" draw:id="id7" draw:layer="layout" svg:width="6.128cm" svg:height="2.087cm" svg:x="23.754cm" svg:y="4.793cm">
          <text:p text:style-name="P4"><text:span text:style-name="T1">Particle ID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1" draw:layer="layout" svg:x1="6.255cm" svg:y1="9.933cm" svg:x2="7.939cm" svg:y2="9.935cm" draw:start-shape="id2" draw:start-glue-point="7" draw:end-shape="id3" svg:d="M6255 9933h842v2h842" svg:viewBox="0 0 1685 3">
          <text:p/>
        </draw:connector>
        <draw:connector draw:style-name="gr3" draw:text-style-name="P1" draw:layer="layout" svg:x1="11.147cm" svg:y1="6.884cm" svg:x2="11.142cm" svg:y2="7.73cm" draw:start-shape="id4" draw:start-glue-point="6" draw:end-shape="id3" draw:end-glue-point="4" svg:d="M11147 6884v423h-5v423" svg:viewBox="0 0 6 847">
          <text:p/>
        </draw:connector>
        <draw:connector draw:style-name="gr3" draw:text-style-name="P1" draw:layer="layout" svg:x1="18.926cm" svg:y1="6.88cm" svg:x2="18.925cm" svg:y2="7.728cm" draw:start-shape="id5" draw:start-glue-point="6" draw:end-shape="id6" draw:end-glue-point="4" svg:d="M18926 6880v424h-1v424" svg:viewBox="0 0 2 849">
          <text:p/>
        </draw:connector>
        <draw:connector draw:style-name="gr3" draw:text-style-name="P1" draw:layer="layout" svg:x1="26.818cm" svg:y1="6.88cm" svg:x2="26.815cm" svg:y2="7.728cm" draw:start-shape="id7" draw:start-glue-point="6" draw:end-shape="id8" draw:end-glue-point="4" svg:d="M26818 6880v411h-3v437" svg:viewBox="0 0 4 849">
          <text:p/>
        </draw:connector>
        <draw:connector draw:style-name="gr3" draw:text-style-name="P1" draw:layer="layout" svg:x1="14.344cm" svg:y1="9.936cm" svg:x2="15.722cm" svg:y2="9.934cm" draw:start-shape="id3" draw:start-glue-point="7" draw:end-shape="id6" draw:end-glue-point="5" svg:d="M14344 9936h689v-2h689" svg:viewBox="0 0 1379 3">
          <text:p/>
        </draw:connector>
        <draw:connector draw:style-name="gr3" draw:text-style-name="P1" draw:layer="layout" svg:x1="22.127cm" svg:y1="9.934cm" svg:x2="23.614cm" svg:y2="9.934cm" draw:start-shape="id6" draw:start-glue-point="7" draw:end-shape="id8" draw:end-glue-point="5" svg:d="M22127 9934h1487" svg:viewBox="0 0 1488 1">
          <text:p/>
        </draw:connector>
        <draw:custom-shape draw:style-name="gr2" draw:text-style-name="P3" xml:id="id3" draw:id="id3" draw:layer="layout" svg:width="6.405cm" svg:height="4.411cm" svg:x="7.939cm" svg:y="7.73cm">
          <text:p text:style-name="P2"><text:span text:style-name="T1">TRUTH</text:span></text:p>
          <text:p text:style-name="P2"><text:span text:style-name="T1">histograms</text:span></text:p>
          <text:p text:style-name="P2"><text:span text:style-name="T4">n</text:span><text:span text:style-name="T5">e</text:span><text:span text:style-name="T6">/</text:span><text:span text:style-name="T4">n</text:span><text:span text:style-name="T7">m</text:span><text:span text:style-name="T6">/</text:span><text:span text:style-name="T4">n</text:span><text:span text:style-name="T7">t</text:span><text:span text:style-name="T6"> </text:span><text:span text:style-name="T8">CC</text:span><text:span text:style-name="T6">, </text:span><text:span text:style-name="T4">n</text:span><text:span text:style-name="T5">x</text:span><text:span text:style-name="T6"> </text:span><text:span text:style-name="T8">NC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xml:id="id6" draw:id="id6" draw:layer="layout" svg:width="6.405cm" svg:height="4.411cm" svg:x="15.722cm" svg:y="7.728cm">
          <text:p text:style-name="P2"><text:span text:style-name="T1">RECO</text:span></text:p>
          <text:p text:style-name="P2"><text:span text:style-name="T1">histograms</text:span></text:p>
          <text:p text:style-name="P2"><text:span text:style-name="T4">n</text:span><text:span text:style-name="T5">e</text:span><text:span text:style-name="T6">/</text:span><text:span text:style-name="T4">n</text:span><text:span text:style-name="T7">m</text:span><text:span text:style-name="T6">/</text:span><text:span text:style-name="T4">n</text:span><text:span text:style-name="T7">t</text:span><text:span text:style-name="T6"> </text:span><text:span text:style-name="T8">CC</text:span><text:span text:style-name="T6">, </text:span><text:span text:style-name="T4">n</text:span><text:span text:style-name="T5">x</text:span><text:span text:style-name="T6"> </text:span><text:span text:style-name="T8">NC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5" xml:id="id8" draw:id="id8" draw:layer="layout" svg:width="6.403cm" svg:height="4.412cm" svg:x="23.614cm" svg:y="7.728cm">
          <text:p text:style-name="P4"><text:span text:style-name="T1">ANALYSIS</text:span></text:p>
          <text:p text:style-name="P4"><text:span text:style-name="T1">histograms</text:span></text:p>
          <text:p text:style-name="P4"><text:span text:style-name="T1">tracks/cascad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5" xml:id="id9" draw:id="id9" draw:layer="layout" svg:width="6.172cm" svg:height="2.926cm" svg:x="0.971cm" svg:y="1.099cm">
          <text:p text:style-name="P4"><text:span text:style-name="T1">Full PINGU</text:span></text:p>
          <text:p text:style-name="P4"><text:span text:style-name="T1">MC datasets</text:span></text:p>
          <text:p text:style-name="P4"><text:span text:style-name="T1">(all flavours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svg:x1="6.515cm" svg:y1="2.562cm" svg:x2="11.147cm" svg:y2="4.795cm" draw:start-shape="id9" draw:start-glue-point="9" draw:end-shape="id4" draw:end-glue-point="4" svg:d="M6515 2562h4632v2233" svg:viewBox="0 0 4633 2234">
          <text:p/>
        </draw:connector>
        <draw:connector draw:style-name="gr5" draw:text-style-name="P1" draw:layer="layout" svg:x1="6.515cm" svg:y1="2.562cm" svg:x2="18.926cm" svg:y2="4.793cm" draw:start-shape="id9" draw:start-glue-point="9" draw:end-shape="id5" draw:end-glue-point="4" svg:d="M6515 2562h12411v2231" svg:viewBox="0 0 12412 2232">
          <text:p/>
        </draw:connector>
        <draw:connector draw:style-name="gr5" draw:text-style-name="P1" draw:layer="layout" svg:x1="6.515cm" svg:y1="2.562cm" svg:x2="26.818cm" svg:y2="4.793cm" draw:start-shape="id9" draw:start-glue-point="9" draw:end-shape="id7" draw:end-glue-point="4" svg:d="M6515 2562h20303v2231" svg:viewBox="0 0 20304 2232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News Gothic MT" svg:font-family="'News Gothic M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5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cm" fo:page-height="1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3.773cm" svg:x="1cm" svg:y="4.386cm"/>
      <draw:page-thumbnail draw:layer="backgroundobjects" svg:width="8.999cm" svg:height="3.773cm" svg:x="1cm" svg:y="12.962cm"/>
      <draw:page-thumbnail draw:layer="backgroundobjects" svg:width="8.999cm" svg:height="3.773cm" svg:x="1cm" svg:y="21.538cm"/>
      <draw:page-thumbnail draw:layer="backgroundobjects" svg:width="8.999cm" svg:height="3.773cm" svg:x="11cm" svg:y="4.386cm"/>
      <draw:page-thumbnail draw:layer="backgroundobjects" svg:width="8.999cm" svg:height="3.773cm" svg:x="11cm" svg:y="12.962cm"/>
      <draw:page-thumbnail draw:layer="backgroundobjects" svg:width="8.999cm" svg:height="3.773cm" svg:x="11cm" svg:y="21.538cm"/>
    </style:handout-master>
    <style:master-page style:name="Standard" style:page-layout-name="PM1" draw:style-name="Mdp1">
      <draw:frame presentation:style-name="Standard-title" draw:layer="backgroundobjects" svg:width="25.199cm" svg:height="3.507cm" svg:x="1.398cm" svg:y="0.834cm" presentation:class="title" presentation:placeholder="true">
        <draw:text-box/>
      </draw:frame>
      <draw:frame presentation:style-name="Standard-outline1" draw:layer="backgroundobjects" svg:width="25.199cm" svg:height="12.178cm" svg:x="1.398cm" svg:y="4.912cm" presentation:class="outline" presentation:placeholder="true">
        <draw:text-box/>
      </draw:frame>
      <draw:frame presentation:style-name="Mpr1" draw:text-style-name="MP1" draw:layer="backgroundobjects" svg:width="6.524cm" svg:height="1.447cm" svg:x="1.398cm" svg:y="19.129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7cm" svg:x="9.574cm" svg:y="19.129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4cm" svg:height="1.447cm" svg:x="20.074cm" svg:y="19.129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</meta:initial-creator>
    <meta:creation-date>2015-02-19T19:04:39.478222585</meta:creation-date>
    <dc:date>2015-02-19T19:16:15.300712527</dc:date>
    <dc:creator>Lukas </dc:creator>
    <meta:editing-duration>P0D</meta:editing-duration>
    <meta:editing-cycles>1</meta:editing-cycles>
    <meta:document-statistic meta:object-count="42"/>
    <meta:generator>LibreOffice/4.2.7.2$Linux_X86_64 LibreOffice_project/420m0$Build-2</meta:generator>
  </office:meta>
</office:document-meta>
</file>